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Georgia" fo:font-size="10.5pt" style:font-size-asian="10.5pt" style:font-size-complex="10.5pt"/>
    </style:style>
    <style:style style:name="P2" style:family="paragraph" style:parent-style-name="Standard" style:master-page-name="Standard">
      <style:paragraph-properties fo:text-align="center" style:justify-single-word="false" style:page-number="auto"/>
      <style:text-properties fo:color="#000000" style:font-name="Georgia" fo:font-size="14pt" style:font-size-asian="14pt" style:font-size-complex="14pt"/>
    </style:style>
    <style:style style:name="T1" style:family="text">
      <style:text-properties fo:font-weight="bold" style:font-weight-asian="bold" style:font-weight-complex="bold"/>
    </style:style>
    <style:style style:name="T2" style:family="text">
      <style:text-properties fo:language="none" fo:country="none" style:font-name-asian="Verdana" style:language-asian="none" style:country-asian="none" style:font-name-complex="Verdana" style:language-complex="none" style:country-complex="none"/>
    </style:style>
    <style:style style:name="T3" style:family="text">
      <style:text-properties fo:language="none" fo:country="none" fo:background-color="transparent" style:font-name-asian="Verdana" style:language-asian="none" style:country-asian="none" style:font-name-complex="Verdana" style:language-complex="none" style:country-complex="none"/>
    </style:style>
    <style:style style:name="T4" style:family="text">
      <style:text-properties fo:language="none" fo:country="none" style:text-underline-style="none" style:font-name-asian="Verdana" style:language-asian="none" style:country-asian="none" style:font-name-complex="Verdana" style:language-complex="none" style:country-complex="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amiliar With God</text:p>
      <text:p text:style-name="P1"><text:span text:style-name="T1">Read:</text:span> II Samuel 6:1-23</text:p>
      <text:p text:style-name="P1"/>
      <text:p text:style-name="P1"/>
      <text:p text:style-name="P1"><text:span text:style-name="T1">Text:</text:span> <text:span text:style-name="T4">Philippians 3:10 “</text:span><text:span text:style-name="T3">That I may know him,</text:span><text:span text:style-name="T2"> and the power of his resurrection, and the fellowship of his sufferings, being made conformable unto his death;”</text:span></text:p>
      <text:p text:style-name="P1"/>
      <text:p text:style-name="P1"><text:span text:style-name="T1">Introduction:</text:span> This story has been preached on over and over again. We hear that God doesn’t need the help of the unqualified or unfit. We have heard about how Michal didn’t respect her husband or God. I want to look at this story as an example of how God wants to be honored.</text:p>
      <text:p text:style-name="P1"/>
      <text:p text:style-name="P1"><text:span text:style-name="T1">I. Uzzah knew better:</text:span> He was the son of Abinadab. Abinidab’s house was the location of the Ark of the Covenant for nearly 100 years. He had been sanctified to care for the Ark from a child. He grew up with the Ark in his home. He knew every inch of the Ark. He was respon-sible to know everything about the Ark. He knew how the Ark was to be cared for and he knew how the Ark was to be moved. He knew, when he loaded the Ark on the cart, that he was violating the Biblical directive of how to transport the Ark. </text:p>
      <text:p text:style-name="P1"><text:s text:c="2"/>Why would someone with his knowledge decide to do exactly the wrong thing? I believe that it was because he was familiar with the Ark. The Ark of the Covenant had become common to him and he treated it as if it was his possession. It was not sacred or holy to him.</text:p>
      <text:p text:style-name="P1"/>
      <text:p text:style-name="P1"><text:span text:style-name="T1">II. Michal should have known better:</text:span> She was raised as the daughter of the first king of Israel. Her pastor was the Prophet Samuel. Her father was the king of picking and choosing the commands that he wanted to obey and ignoring the ones that were difficult. It is unlikely that Michal spent much time at the Tabernacle. Her father gave her to David in an attempt to keep David under his thumb and minimize him. When David was running for his life to keep Saul from killing him; Saul gave her to another husband and she bore him six children. David demands her return but she has little respect for him and no love for God. She sees David dancing, for joy, as the Ark is returned to Jeru-salem and she bitterly holds him in contempt. She waits for him to come home and meets him at the door with sarcasm. He is filled with joy and she lashes out with condemnation. She mocks his expression of worship as she belittles him.</text:p>
      <text:p text:style-name="P1">Michal treated the Ark of the Covenant as if it were unimportant.</text:p>
      <text:p text:style-name="P1"><text:tab/></text:p>
      <text:p text:style-name="P1"><text:span text:style-name="T1">III. David knows the value of the Ark of the Covenant:</text:span> David has grown up in a home where God was important. He recalls visiting the tabernacle as a lad. He was sensitive to the voice and will of God. He can recall hearing the voice of God. He remembers how God was present when he faced Goliath and the many times that he felt God’s presence in battle. Perhaps he misses the presence of God and thinks that having the Ark close at hand will bring it back.</text:p>
      <text:p text:style-name="P1"><text:s text:c="2"/>It is unlikely that David had ever seen the Ark moved so I’ll give him a pass on knowing the specifics of how God expected it to be moved. One thing is obvious and that is that David didn’t try to do it wrong twice. He goes to the priests and finds out what he did wrong and corrects it. Oh what trouble we could avoid if we would simply stop trying to do God’s things in our way. David didn’t go back and get louder music and try again. He didn’t look for stronger priests with more dramatic robes. David went to the tabernacle priests and found out why God had killed Uzzah. He corrected his mistake and went to bring the Ark back to Jerusalem.</text:p>
      <text:p text:style-name="P1"><text:s text:c="2"/>David treated the Ark of the Covenant with reverence.</text:p>
      <text:p text:style-name="P1"/>
      <text:p text:style-name="P1"><text:span text:style-name="T1">IV. The Children of Israel followed David’s lead:</text:span> They followed his lead when he did nothing about the Ark; they followed him when he tried to bring the Ark home in the wrong manner, and they followed him when he finally got it right. I bring them up only to illustrate that we all influence others. There are many more followers than there are leaders in this world. There are many more spectators than there are participants. Since we know this; it is all the more important that we are careful how we approach the work of God. It is not OK to do God’s work in a secular manner. It is not OK to do God’s work the best we know how. It is not OK to be ignorant of how God wants things done. There is too much at stake to do the work of God wrong.</text:p>
      <text:p text:style-name="P1"/>
      <text:p text:style-name="P1"><text:span text:style-name="T1">Conclude:</text:span> <text:s/>We had a notebook, when I worked in prison, that every employee had to read on an annual basis. It was three inches thick and the most boring book ever written. Do you know what it is titled? It has the title of: “Contingency Plans” Inside the covers of the notebook are dividers that separate the 16 most common crisis’s that have occurred in the Federal Bureau of Prisons. Each section of the book outlines <text:s/>a, step by step, response to each particular crisis. Do you think that anyone has these plans memorized? Not at all. In a crisis, a copy of this book will be laid on the table and followed; step by step.</text:p>
      <text:p text:style-name="P1"><text:s text:c="2"/>The message is this: You and I are not expected to memorize each and every word in the Bible but we should read it enough to be familiar with the knowledge that God has certain expectations of us, and if an event occurs in our life that we are unsure of, we need to get the Bible out and find out what God has to say about the event that we are going throug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Verdana" style:font-name-asian="Verdana" style:font-name-complex="Verdan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Repentance </dc:title>
    <meta:initial-creator>Joel Tice</meta:initial-creator>
    <meta:creation-date>2007-02-24T08:10:00</meta:creation-date>
    <dc:creator>Joel Tice</dc:creator>
    <dc:date>2018-11-10T12:29:21.78</dc:date>
    <meta:editing-cycles>9</meta:editing-cycles>
    <meta:editing-duration>PT11H46M58S</meta:editing-duration>
    <meta:generator>OpenOffice/4.1.3$Win32 OpenOffice.org_project/413m1$Build-9783</meta:generator>
    <meta:printed-by>Joel Tice</meta:printed-by>
    <meta:print-date>2018-11-10T12:00:18.80</meta:print-date>
    <meta:document-statistic meta:table-count="0" meta:image-count="0" meta:object-count="0" meta:page-count="1" meta:paragraph-count="15" meta:word-count="993" meta:character-count="5127"/>
  </office:meta>
</office:document-meta>
</file>